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SpecialCharacters" style:family="table">
      <style:table-properties style:width="6.925in" table:align="margins"/>
    </style:style>
    <style:style style:name="SpecialCharacters.A" style:family="table-column">
      <style:table-column-properties style:column-width="3.4625in" style:rel-column-width="32767*"/>
    </style:style>
    <style:style style:name="SpecialCharacters.B" style:family="table-column">
      <style:table-column-properties style:column-width="3.4625in" style:rel-column-width="32768*"/>
    </style:style>
    <style:style style:name="SpecialCharacters.A1" style:family="table-cell">
      <style:table-cell-properties fo:padding="0.0382in" fo:border-left="0.0007in solid #000000" fo:border-right="none" fo:border-top="0.0007in solid #000000" fo:border-bottom="0.0007in solid #000000"/>
    </style:style>
    <style:style style:name="SpecialCharacters.B1" style:family="table-cell">
      <style:table-cell-properties fo:padding="0.0382in" fo:border="0.0007in solid #000000"/>
    </style:style>
    <style:style style:name="SpecialCharacters.A2" style:family="table-cell">
      <style:table-cell-properties fo:padding="0.0382in" fo:border-left="0.0007in solid #000000" fo:border-right="none" fo:border-top="none" fo:border-bottom="0.0007in solid #000000"/>
    </style:style>
    <style:style style:name="SpecialCharacter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3" style:family="paragraph" style:parent-style-name="Standard">
      <style:paragraph-properties fo:margin-left="1in" fo:margin-right="0in" fo:text-indent="-1in" style:auto-text-indent="false">
        <style:tab-stops/>
      </style:paragraph-properties>
    </style:style>
    <style:style style:name="P4" style:family="paragraph" style:parent-style-name="Quotations">
      <style:paragraph-properties fo:text-align="justify"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ans" fo:font-size="22pt" style:font-size-asian="22pt" style:font-size-complex="22pt"/>
    </style:style>
    <style:style style:name="P7" style:family="paragraph" style:parent-style-name="Standard">
      <style:paragraph-properties fo:text-align="center" style:justify-single-word="false"/>
      <style:text-properties style:font-name="Bitstream Vera Sans" fo:font-size="16pt" style:font-size-asian="16pt" style:font-size-complex="16pt"/>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Standard" style:list-style-name="L1"/>
    <style:style style:name="P11" style:family="paragraph" style:parent-style-name="Standard" style:list-style-name="L2"/>
    <style:style style:name="P12"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2"/>
      <text:p text:style-name="P6"/>
      <text:p text:style-name="P6"/>
      <text:p text:style-name="P6"/>
      <text:p text:style-name="P6"/>
      <text:p text:style-name="P6"/>
      <text:p text:style-name="P6"/>
      <text:p text:style-name="P6"/>
      <text:p text:style-name="P6"/>
      <text:p text:style-name="P6"/>
      <text:p text:style-name="P6"/>
      <text:p text:style-name="P6">Learning to Program with Haiku</text:p>
      <text:p text:style-name="P7"/>
      <text:p text:style-name="P7">Lesson 5</text:p>
      <text:p text:style-name="P7"/>
      <text:p text:style-name="P7">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Computer languages are a funny lot in that some of them are closer to human language and others are closer to machine code. Assembly is one step removed from machine code, yet COBOL is about as close to human language as it gets. C++ is somewhere in the middle, as you will get a hint of in this lesson.</text:p>
      <text:h text:style-name="Heading_20_2" text:outline-level="2">Arrays</text:h>
      <text:p text:style-name="Standard">In addition to single variables, C++ also gives us the ability to use collections of variables called <text:span text:style-name="Definition">arrays</text:span>. <text:s/>The individual members of these groups, called <text:span text:style-name="Definition">elements</text:span>,<text:span text:style-name="Definition"><text:span text:style-name="T5"> are </text:span></text:span>all the same type and are clustered together in the computer's memory. You could say that arrays are a little like egg cartons – <text:s/>containers of a bunch of little items of the same kind. Arrays are declared just like regular variables except for a pair of square brackets with a number inside that states how many items the array contains.</text:p>
      <text:p text:style-name="Standard"/>
      <text:p text:style-name="CodeBlock"><text:span text:style-name="keyword3_5f_cpp">int</text:span> thisIsAnArray<text:span text:style-name="symbol0_5f_cpp">[</text:span><text:span text:style-name="number_5f_cpp">5</text:span><text:span text:style-name="symbol0_5f_cpp">]</text:span><text:span text:style-name="symbol4_5f_cpp">;</text:span></text:p>
      <text:p text:style-name="Standard"/>
      <text:p text:style-name="Standard">The above example creates an array containing five integers that take up a contiguous block of computer memory. If you were able to look at a section of memory, the part of the computer's memory which holds our array would look a little like this:</text:p>
      <text:p text:style-name="Standard"/>
      <text:p text:style-name="P8">[integer0] <text:s text:c="2"/>[integer1] <text:s text:c="2"/>[integer2] <text:s text:c="2"/>[integer3] <text:s text:c="2"/>[integer4]</text:p>
      <text:p text:style-name="Standard"/>
      <text:p text:style-name="Standard">Using arrays can take a little getting used to, however. Each element in an array is assigned a number. Accessing an element in an array is done by using this number inside a pair of square brackets.</text:p>
      <text:p text:style-name="Standard"/>
      <text:p text:style-name="CodeBlock"><text:span text:style-name="keyword3_5f_cpp">int</text:span> main<text:span text:style-name="symbol0_5f_cpp">(</text:span><text:span text:style-name="keyword3_5f_cpp">void</text:span><text:span text:style-name="symbol0_5f_cpp">)</text:span><text:line-break/><text:span text:style-name="symbol0_5f_cpp">{</text:span></text:p>
      <text:p text:style-name="CodeBlock"><text:tab/><text:span text:style-name="comment0_5f_cpp">// Declare the array itself, which contains 5 elements.</text:span></text:p>
      <text:p text:style-name="CodeBlock"><text:tab/><text:span text:style-name="keyword3_5f_cpp">int</text:span> intArray<text:span text:style-name="symbol0_5f_cpp">[</text:span><text:span text:style-name="number_5f_cpp">5</text:span><text:span text:style-name="symbol0_5f_cpp">]</text:span><text:span text:style-name="symbol4_5f_cpp">;</text:span></text:p>
      <text:p text:style-name="CodeBlock"><text:tab/></text:p>
      <text:p text:style-name="CodeBlock"><text:tab/><text:span text:style-name="comment0_5f_cpp">// The first element in an array has an index of 0.</text:span></text:p>
      <text:p text:style-name="CodeBlock"><text:tab/><text:span text:style-name="comment0_5f_cpp">// More on this in a moment.</text:span></text:p>
      <text:p text:style-name="CodeBlock"><text:tab/>intArray<text:span text:style-name="symbol0_5f_cpp">[</text:span><text:span text:style-name="number_5f_cpp">0</text:span><text:span text:style-name="symbol0_5f_cpp">]</text:span> <text:span text:style-name="symbol1_5f_cpp">=</text:span> <text:span text:style-name="number_5f_cpp">10</text:span><text:span text:style-name="symbol4_5f_cpp">;</text:span></text:p>
      <text:p text:style-name="CodeBlock"><text:tab/></text:p>
      <text:p text:style-name="CodeBlock"><text:tab/><text:span text:style-name="comment0_5f_cpp">// The second element of the array</text:span></text:p>
      <text:p text:style-name="CodeBlock"><text:tab/>intArray<text:span text:style-name="symbol0_5f_cpp">[</text:span><text:span text:style-name="number_5f_cpp">1</text:span><text:span text:style-name="symbol0_5f_cpp">]</text:span> <text:span text:style-name="symbol1_5f_cpp">=</text:span> <text:span text:style-name="number_5f_cpp">11</text:span><text:span text:style-name="symbol4_5f_cpp">;</text:span></text:p>
      <text:p text:style-name="CodeBlock"><text:tab/></text:p>
      <text:p text:style-name="CodeBlock"><text:tab/><text:span text:style-name="comment0_5f_cpp">// The rest of the elements in the array</text:span></text:p>
      <text:p text:style-name="CodeBlock"><text:tab/>intArray<text:span text:style-name="symbol0_5f_cpp">[</text:span><text:span text:style-name="number_5f_cpp">2</text:span><text:span text:style-name="symbol0_5f_cpp">]</text:span> <text:span text:style-name="symbol1_5f_cpp">=</text:span> <text:span text:style-name="number_5f_cpp">12</text:span><text:span text:style-name="symbol4_5f_cpp">;</text:span></text:p>
      <text:p text:style-name="CodeBlock"><text:tab/>intArray<text:span text:style-name="symbol0_5f_cpp">[</text:span><text:span text:style-name="number_5f_cpp">3</text:span><text:span text:style-name="symbol0_5f_cpp">]</text:span> <text:span text:style-name="symbol1_5f_cpp">=</text:span> <text:span text:style-name="number_5f_cpp">13</text:span><text:span text:style-name="symbol4_5f_cpp">;</text:span></text:p>
      <text:p text:style-name="CodeBlock"><text:tab/>intArray<text:span text:style-name="symbol0_5f_cpp">[</text:span><text:span text:style-name="number_5f_cpp">4</text:span><text:span text:style-name="symbol0_5f_cpp">]</text:span> <text:span text:style-name="symbol1_5f_cpp">=</text:span> <text:span text:style-name="number_5f_cpp">14</text:span><text:span text:style-name="symbol4_5f_cpp">;</text:span></text:p>
      <text:p text:style-name="CodeBlock"><text:tab/></text:p>
      <text:p text:style-name="CodeBlock"><text:tab/><text:span text:style-name="keyword0_5f_cpp">return</text:span> <text:span text:style-name="number_5f_cpp">0</text:span><text:span text:style-name="symbol4_5f_cpp">;</text:span></text:p>
      <text:p text:style-name="CodeBlock"><text:span text:style-name="symbol0_5f_cpp">}</text:span></text:p>
      <text:p text:style-name="CodeBlock"/>
      <text:p text:style-name="Standard">In this example, we took our 5-element array and set the value of each element to a different number. Notice that the first element in the array has an index – that is, a reference number – of 0. While people start counting items with the number one, computers start counting at zero, so even though the array contains 5 elements, they're numbered 0 though 4. It's this kind of weirdness that programmers deal with that make regular people think programmers are brain damaged or something. Don't worry – it'll get worse.</text:p>
      <text:p text:style-name="Standard"/>
      <text:p text:style-name="Standard"/>
      <text:p text:style-name="Standard"><text:soft-page-break/>Arrays require some special care and feeding. The memory used to hold them is set aside in chunks and arrays declared this way have a fixed size. <text:s/>The size of the array doesn't magically increase if we try to set <text:span text:style-name="Code">intArray[6]</text:span> to 16. The results are unpredictable, but most often the operating system aborts our program. Using a negative index will also have the same result. This particular kind of error is called a <text:span text:style-name="Definition">segmentation fault</text:span>, or segfault for short. Anyone who remembers the days of Windows 95 probably saw the occasional "General Protection Fault" that commonly appeared. A GPF was just another name for a segfault.</text:p>
      <text:h text:style-name="Heading_20_2" text:outline-level="2">Pointers</text:h>
      <text:p text:style-name="Standard">No discussion of arrays would be complete without also talking about pointers. Pointers are a fundamental concept of C and C++ which can initially sound even crazier than counting from 0. A <text:span text:style-name="Definition">pointer</text:span> is a variable which contains (or <text:span text:style-name="T2">points to</text:span><text:span text:style-name="T3">) a</text:span> memory address. You can always recognize the declaration of a pointer because its name is preceded by an asterisk (*).</text:p>
      <text:p text:style-name="Standard"/>
      <text:p text:style-name="CodeBlock"><text:span text:style-name="keyword3_5f_cpp">char</text:span> <text:span text:style-name="symbol2_5f_cpp">*</text:span>somePointer<text:span text:style-name="symbol4_5f_cpp">;</text:span></text:p>
      <text:p text:style-name="Standard"/>
      <text:p text:style-name="Standard">Let's look at a code example which demonstrates how to use pointers.</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comment0_5f_cpp">// This variable will be our "guinea pig."</text:span></text:p>
      <text:p text:style-name="CodeBlock"><text:tab/><text:span text:style-name="keyword3_5f_cpp">int</text:span> myInt <text:span text:style-name="symbol1_5f_cpp">=</text:span> <text:span text:style-name="number_5f_cpp">5</text:span><text:span text:style-name="symbol4_5f_cpp">;</text:span></text:p>
      <text:p text:style-name="CodeBlock"><text:tab/></text:p>
      <text:p text:style-name="CodeBlock"><text:tab/><text:span text:style-name="comment0_5f_cpp">// Declare a pointer that we know doesn't point to a valid memory address.</text:span></text:p>
      <text:p text:style-name="CodeBlock"><text:tab/><text:span text:style-name="keyword3_5f_cpp">int</text:span> <text:span text:style-name="symbol2_5f_cpp">*</text:span>uselessPointer <text:span text:style-name="symbol1_5f_cpp">=</text:span> <text:span text:style-name="keyword1_5f_cpp">NULL</text:span><text:span text:style-name="symbol4_5f_cpp">;</text:span></text:p>
      <text:p text:style-name="CodeBlock"><text:tab/></text:p>
      <text:p text:style-name="CodeBlock"><text:tab/><text:span text:style-name="comment0_5f_cpp">// Set the value of this pointer to the memory address that myInt stores</text:span></text:p>
      <text:p text:style-name="CodeBlock"><text:tab/><text:span text:style-name="comment0_5f_cpp">// its value in. Without the * in front of its name, it would be considered</text:span></text:p>
      <text:p text:style-name="CodeBlock"><text:tab/><text:span text:style-name="comment0_5f_cpp">// a regular variable and this would generate a compiler error. The</text:span></text:p>
      <text:p text:style-name="CodeBlock"><text:tab/><text:span text:style-name="comment0_5f_cpp">// ampersand (&amp;) in front of myInt gets the address of myInt.</text:span></text:p>
      <text:p text:style-name="CodeBlock"><text:tab/></text:p>
      <text:p text:style-name="CodeBlock"><text:tab/><text:span text:style-name="comment0_5f_cpp">// Note that space in between the * and the name of the pointer is OK.</text:span></text:p>
      <text:p text:style-name="CodeBlock"><text:tab/><text:span text:style-name="keyword3_5f_cpp">int</text:span> <text:span text:style-name="symbol2_5f_cpp">*</text:span>intPointer <text:span text:style-name="symbol1_5f_cpp">=</text:span> <text:span text:style-name="symbol3_5f_cpp">&amp;</text:span>myInt<text:span text:style-name="symbol4_5f_cpp">;</text:span></text:p>
      <text:p text:style-name="CodeBlock"><text:tab/></text:p>
      <text:p text:style-name="CodeBlock"><text:tab/><text:span text:style-name="comment0_5f_cpp">// %p prints the address of a pointer. This changes from one execution of</text:span></text:p>
      <text:p text:style-name="CodeBlock"><text:tab/><text:span text:style-name="comment0_5f_cpp">// the program to another.</text:span></text:p>
      <text:p text:style-name="CodeBlock"><text:tab/></text:p>
      <text:p text:style-name="CodeBlock"><text:tab/><text:span text:style-name="comment0_5f_cpp">// A pointer with a * in front of it returns the data its address</text:span></text:p>
      <text:p text:style-name="CodeBlock"><text:span text:style-name="comment0_5f_cpp"><text:tab/>// actually holds, so *intPointer in this case is 5.</text:span></text:p>
      <text:p text:style-name="CodeBlock"><text:tab/><text:span text:style-name="keyword2_5f_cpp">printf</text:span><text:span text:style-name="symbol0_5f_cpp">(</text:span><text:span text:style-name="string_5f_cpp">"intPointer's address is %p and contains the value %d</text:span><text:span text:style-name="escaped_5f_cpp">\n</text:span><text:span text:style-name="string_5f_cpp">"</text:span>,</text:p>
      <text:p text:style-name="CodeBlock"><text:tab/><text:tab/>intPointer, <text:span text:style-name="symbol2_5f_cpp">*</text:span>intPointer<text:span text:style-name="symbol0_5f_cpp">)</text:span><text:span text:style-name="symbol4_5f_cpp">;</text:span></text:p>
      <text:p text:style-name="CodeBlock"><text:span text:style-name="symbol0_5f_cpp">}</text:span></text:p>
      <text:p text:style-name="CodeBlock"/>
      <text:p text:style-name="Standard">Pointers, like arrays, require care when used because they can make it really easy for a programmer to segfault a program. <text:span text:style-name="Strong_20_Emphasis">Always initialize a pointer to NULL or a known-good address</text:span>. What's NULL, you ask? It's just another word for zero when referring to pointers. Even though a NULL pointer is just as unusable as an uninitialized pointer – one which points to a random address – <text:s/>you know for certain that it's unusable.</text:p>
      <text:h text:style-name="Heading_20_2" text:outline-level="2"><text:soft-page-break/>Strings</text:h>
      <text:p text:style-name="Standard">In the Lesson 3, we learned about the different kinds of information that can be stored in variables – types – but we left out an important one: strings. We have been using them in <text:span text:style-name="Code">printf()</text:span> statements – <text:s/>everything in between a pair of double quotes is a string.</text:p>
      <text:p text:style-name="Standard"/>
      <text:p text:style-name="Standard">Strings in C and C++ are very different from other data types. A string is an array of <text:span text:style-name="Code">char</text:span> values whose last character is a 0. <text:span text:style-name="Code">char</text:span> variables can be initialized with either an integer from 0 to 255 or with a character constant – a character enclosed by single quotes – 'a' or 'b'.</text:p>
      <text:p text:style-name="Standard"/>
      <text:p text:style-name="Standard">In addition to regular letters, there are also some special characters. These special characters all start with a backslash and for the purposes of memory requirements take up one byte even thought they take more than one character to type them. Note that these only work with a backslash – a slash which "leans" to the left – and not a forward slash.</text:p>
      <text:p text:style-name="Standard"/>
      <table:table table:name="SpecialCharacters" table:style-name="SpecialCharacters">
        <table:table-column table:style-name="SpecialCharacters.A"/>
        <table:table-column table:style-name="SpecialCharacters.B"/>
        <table:table-row>
          <table:table-cell table:style-name="SpecialCharacters.A1" office:value-type="string">
            <text:p text:style-name="Table_20_Heading">Character</text:p>
          </table:table-cell>
          <table:table-cell table:style-name="SpecialCharacters.B1" office:value-type="string">
            <text:p text:style-name="Table_20_Heading">Character Code</text:p>
          </table:table-cell>
        </table:table-row>
        <table:table-row>
          <table:table-cell table:style-name="SpecialCharacters.A2" office:value-type="string">
            <text:p text:style-name="P9">Backspace</text:p>
          </table:table-cell>
          <table:table-cell table:style-name="SpecialCharacters.B2" office:value-type="string">
            <text:p text:style-name="P9"><text:span text:style-name="Code">\b</text:span></text:p>
          </table:table-cell>
        </table:table-row>
        <table:table-row>
          <table:table-cell table:style-name="SpecialCharacters.A2" office:value-type="string">
            <text:p text:style-name="P9">Carriage Return</text:p>
          </table:table-cell>
          <table:table-cell table:style-name="SpecialCharacters.B2" office:value-type="string">
            <text:p text:style-name="P9"><text:span text:style-name="Code">\r</text:span></text:p>
          </table:table-cell>
        </table:table-row>
        <table:table-row>
          <table:table-cell table:style-name="SpecialCharacters.A2" office:value-type="string">
            <text:p text:style-name="P9">Form feed</text:p>
          </table:table-cell>
          <table:table-cell table:style-name="SpecialCharacters.B2" office:value-type="string">
            <text:p text:style-name="P9"><text:span text:style-name="Code">\f</text:span></text:p>
          </table:table-cell>
        </table:table-row>
        <table:table-row>
          <table:table-cell table:style-name="SpecialCharacters.A2" office:value-type="string">
            <text:p text:style-name="P9">NULL (string terminator)</text:p>
          </table:table-cell>
          <table:table-cell table:style-name="SpecialCharacters.B2" office:value-type="string">
            <text:p text:style-name="P9"><text:span text:style-name="Code">\0</text:span></text:p>
          </table:table-cell>
        </table:table-row>
        <table:table-row>
          <table:table-cell table:style-name="SpecialCharacters.A2" office:value-type="string">
            <text:p text:style-name="P9">Newline</text:p>
          </table:table-cell>
          <table:table-cell table:style-name="SpecialCharacters.B2" office:value-type="string">
            <text:p text:style-name="P9"><text:span text:style-name="Code">\n</text:span></text:p>
          </table:table-cell>
        </table:table-row>
        <table:table-row>
          <table:table-cell table:style-name="SpecialCharacters.A2" office:value-type="string">
            <text:p text:style-name="P9">Tab</text:p>
          </table:table-cell>
          <table:table-cell table:style-name="SpecialCharacters.B2" office:value-type="string">
            <text:p text:style-name="P9"><text:span text:style-name="Code">\t</text:span></text:p>
          </table:table-cell>
        </table:table-row>
        <table:table-row>
          <table:table-cell table:style-name="SpecialCharacters.A2" office:value-type="string">
            <text:p text:style-name="P9">Backslash</text:p>
          </table:table-cell>
          <table:table-cell table:style-name="SpecialCharacters.B2" office:value-type="string">
            <text:p text:style-name="P9"><text:span text:style-name="Code">\\</text:span></text:p>
          </table:table-cell>
        </table:table-row>
        <table:table-row>
          <table:table-cell table:style-name="SpecialCharacters.A2" office:value-type="string">
            <text:p text:style-name="P9">Single quote (')</text:p>
          </table:table-cell>
          <table:table-cell table:style-name="SpecialCharacters.B2" office:value-type="string">
            <text:p text:style-name="P9"><text:span text:style-name="Code">\'</text:span></text:p>
          </table:table-cell>
        </table:table-row>
        <table:table-row>
          <table:table-cell table:style-name="SpecialCharacters.A2" office:value-type="string">
            <text:p text:style-name="P9">Double quote (")</text:p>
          </table:table-cell>
          <table:table-cell table:style-name="SpecialCharacters.B2" office:value-type="string">
            <text:p text:style-name="P9"><text:span text:style-name="Code">\"</text:span></text:p>
          </table:table-cell>
        </table:table-row>
      </table:table>
      <text:p text:style-name="Standard"/>
      <text:p text:style-name="Standard">The first four are not commonly used in Haiku or UNIX/Linux programming. The carriage return (<text:span text:style-name="Code">\r</text:span>) is used instead the newline character (<text:span text:style-name="Code">\n</text:span>) to start a new line on Macintosh computers. Windows operating systems use both in combination for the same task – <text:span text:style-name="Code">\r\n</text:span>. Knowing this is handy when working with text files coming from other operating systems.</text:p>
      <text:p text:style-name="Standard"/>
      <text:p text:style-name="Standard">Let's look at an example that uses just single characters.</text:p>
      <text:p text:style-name="Standard"/>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comment0_5f_cpp">// This loop prints the alphabet in capitals</text:span></text:p>
      <text:p text:style-name="CodeBlock"><text:tab/><text:span text:style-name="keyword0_5f_cpp">for</text:span> <text:span text:style-name="symbol0_5f_cpp">(</text:span><text:span text:style-name="keyword3_5f_cpp">char</text:span> i <text:span text:style-name="symbol1_5f_cpp">=</text:span> <text:span text:style-name="number_5f_cpp">65</text:span><text:span text:style-name="symbol4_5f_cpp">;</text:span> i <text:span text:style-name="symbol1_5f_cpp">&lt;</text:span> <text:span text:style-name="number_5f_cpp">91</text:span><text:span text:style-name="symbol4_5f_cpp">;</text:span> i<text:span text:style-name="symbol2_5f_cpp">++</text:span><text:span text:style-name="symbol0_5f_cpp">)</text:span></text:p>
      <text:p text:style-name="CodeBlock"><text:tab/><text:tab/><text:span text:style-name="keyword2_5f_cpp">printf</text:span><text:span text:style-name="symbol0_5f_cpp">(</text:span><text:span text:style-name="string_5f_cpp">"%c"</text:span>,i<text:span text:style-name="symbol0_5f_cpp">)</text:span><text:span text:style-name="symbol4_5f_cpp">;</text:span></text:p>
      <text:p text:style-name="CodeBlock"><text:tab/></text:p>
      <text:p text:style-name="CodeBlock"><text:tab/><text:span text:style-name="keyword3_5f_cpp">char</text:span> endline <text:span text:style-name="symbol1_5f_cpp">=</text:span> <text:span text:style-name="string_5f_cpp">'</text:span><text:span text:style-name="escaped_5f_cpp">\n</text:span><text:span text:style-name="string_5f_cpp">'</text:span><text:span text:style-name="symbol4_5f_cpp">;</text:span></text:p>
      <text:p text:style-name="CodeBlock"><text:tab/><text:span text:style-name="keyword2_5f_cpp">printf</text:span><text:span text:style-name="symbol0_5f_cpp">(</text:span><text:span text:style-name="string_5f_cpp">"%c"</text:span>,endline<text:span text:style-name="symbol0_5f_cpp">)</text:span><text:span text:style-name="symbol4_5f_cpp">;</text:span></text:p>
      <text:p text:style-name="CodeBlock"><text:span text:style-name="symbol0_5f_cpp">}</text:span></text:p>
      <text:p text:style-name="Standard"/>
      <text:p text:style-name="Standard"/>
      <text:p text:style-name="Standard"/>
      <text:p text:style-name="Standard"><text:soft-page-break/>There are tons of different ways to work with strings, so let's look at just a few for the moment. The fastest way to understand it all is with some code. Work slowly through this heavily-commented example to get a good handle on it all.</text:p>
      <text:p text:style-name="Standard"><text:span text:style-name="comment1_5f_cpp"/></text:p>
      <text:p text:style-name="CodeBlock"><text:span text:style-name="comment1_5f_cpp">#include &lt;stdio.h&gt; </text:span></text:p>
      <text:p text:style-name="CodeBlock"/>
      <text:p text:style-name="CodeBlock"><text:span text:style-name="comment0_5f_cpp">// A new include! This one has a bunch of functions just for working with strings </text:span></text:p>
      <text:p text:style-name="CodeBlock"><text:span text:style-name="comment1_5f_cpp">#include &lt;string.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Declare a string, aka an array of the char type </text:span></text:p>
      <text:p text:style-name="CodeBlock"><text:tab/><text:span text:style-name="keyword3_5f_cpp">char</text:span> string<text:span text:style-name="symbol0_5f_cpp">[</text:span><text:span text:style-name="number_5f_cpp">30</text:span><text:span text:style-name="symbol0_5f_cpp">]</text:span><text:span text:style-name="symbol4_5f_cpp">;</text:span> </text:p>
      <text:p text:style-name="CodeBlock"><text:tab/> </text:p>
      <text:p text:style-name="CodeBlock"><text:tab/><text:span text:style-name="comment0_5f_cpp">// Fill the string with 0's. While it might not seem intuitive to include </text:span></text:p>
      <text:p text:style-name="CodeBlock"><text:tab/><text:span text:style-name="comment0_5f_cpp">// a "memory" function in string.h, it's often used for purposes like this. </text:span></text:p>
      <text:p text:style-name="CodeBlock"><text:tab/> </text:p>
      <text:p text:style-name="CodeBlock"><text:tab/><text:span text:style-name="comment0_5f_cpp">// memset: sets the value of all bytes in a block of memory to a </text:span></text:p>
      <text:p text:style-name="CodeBlock"><text:tab/><text:span text:style-name="comment0_5f_cpp">// particular value </text:span></text:p>
      <text:p text:style-name="CodeBlock"><text:tab/><text:span text:style-name="comment0_5f_cpp">// usage: memset(anArray, valueToAssign, sizeOfTheArray); </text:span></text:p>
      <text:p text:style-name="CodeBlock"><text:tab/> </text:p>
      <text:p text:style-name="CodeBlock"><text:tab/><text:span text:style-name="comment0_5f_cpp">// This call sets everything in our array to 0 </text:span></text:p>
      <text:p text:style-name="CodeBlock"><text:tab/><text:span text:style-name="keyword2_5f_cpp">memset</text:span><text:span text:style-name="symbol0_5f_cpp">(</text:span>string,<text:span text:style-name="number_5f_cpp">0</text:span>,<text:span text:style-name="number_5f_cpp">30</text:span><text:span text:style-name="symbol0_5f_cpp">)</text:span><text:span text:style-name="symbol4_5f_cpp">;</text:span> </text:p>
      <text:p text:style-name="CodeBlock"><text:tab/> </text:p>
      <text:p text:style-name="CodeBlock"><text:tab/><text:span text:style-name="comment0_5f_cpp">// Another way to set values of characters in a string: as an array. Here we </text:span></text:p>
      <text:p text:style-name="CodeBlock"><text:tab/><text:span text:style-name="comment0_5f_cpp">// Individually set the characters. A capital letter A has an integer value </text:span></text:p>
      <text:p text:style-name="CodeBlock"><text:tab/><text:span text:style-name="comment0_5f_cpp">// of 65. </text:span></text:p>
      <text:p text:style-name="CodeBlock"><text:tab/><text:span text:style-name="keyword0_5f_cpp">for</text:span> <text:span text:style-name="symbol0_5f_cpp">(</text:span><text:span text:style-name="keyword3_5f_cpp">char</text:span> i <text:span text:style-name="symbol1_5f_cpp">=</text:span> <text:span text:style-name="number_5f_cpp">0</text:span><text:span text:style-name="symbol4_5f_cpp">;</text:span> i <text:span text:style-name="symbol1_5f_cpp">&lt;</text:span> <text:span text:style-name="number_5f_cpp">26</text:span><text:span text:style-name="symbol4_5f_cpp">;</text:span> i<text:span text:style-name="symbol2_5f_cpp">++</text:span><text:span text:style-name="symbol0_5f_cpp">)</text:span> </text:p>
      <text:p text:style-name="CodeBlock"><text:tab/><text:tab/>string<text:span text:style-name="symbol0_5f_cpp">[</text:span>i<text:span text:style-name="symbol0_5f_cpp">]</text:span> <text:span text:style-name="symbol1_5f_cpp">=</text:span> <text:span text:style-name="number_5f_cpp">65</text:span> <text:span text:style-name="symbol2_5f_cpp">+</text:span> i<text:span text:style-name="symbol4_5f_cpp">;</text:span> </text:p>
      <text:p text:style-name="CodeBlock"><text:tab/> </text:p>
      <text:p text:style-name="CodeBlock"><text:tab/><text:span text:style-name="keyword2_5f_cpp">printf</text:span><text:span text:style-name="symbol0_5f_cpp">(</text:span><text:span text:style-name="string_5f_cpp">"String contains: %s</text:span><text:span text:style-name="escaped_5f_cpp">\n</text:span><text:span text:style-name="string_5f_cpp">"</text:span>,string<text:span text:style-name="symbol0_5f_cpp">)</text:span><text:span text:style-name="symbol4_5f_cpp">;</text:span> </text:p>
      <text:p text:style-name="CodeBlock"><text:tab/> </text:p>
      <text:p text:style-name="CodeBlock"><text:tab/><text:span text:style-name="comment0_5f_cpp">// Yet *another* way to set a string's value. sprintf() -- think </text:span></text:p>
      <text:p text:style-name="CodeBlock"><text:tab/><text:span text:style-name="comment0_5f_cpp">// "string printf" -- prints to a string instead of the screen, but </text:span></text:p>
      <text:p text:style-name="CodeBlock"><text:tab/><text:span text:style-name="comment0_5f_cpp">// otherwise works the same as printf(). Just be careful that what is </text:span></text:p>
      <text:p text:style-name="CodeBlock"><text:tab/><text:span text:style-name="comment0_5f_cpp">// printed isn't larger than the string that you're printing to. If it is, </text:span></text:p>
      <text:p text:style-name="CodeBlock"><text:tab/><text:span text:style-name="comment0_5f_cpp">// your program will happily crash into bits. </text:span></text:p>
      <text:p text:style-name="CodeBlock"><text:tab/> </text:p>
      <text:p text:style-name="CodeBlock"><text:tab/><text:span text:style-name="comment0_5f_cpp">// usage: sprintf(aStringVariable,formatString, argumentList) </text:span></text:p>
      <text:p text:style-name="CodeBlock"><text:tab/> </text:p>
      <text:p text:style-name="CodeBlock"><text:tab/><text:span text:style-name="keyword2_5f_cpp">sprintf</text:span><text:span text:style-name="symbol0_5f_cpp">(</text:span>string,<text:span text:style-name="string_5f_cpp">"%f"</text:span>,<text:span text:style-name="number_5f_cpp">3.1415927</text:span><text:span text:style-name="symbol0_5f_cpp">)</text:span><text:span text:style-name="symbol4_5f_cpp">;</text:span> </text:p>
      <text:p text:style-name="CodeBlock"><text:tab/> </text:p>
      <text:p text:style-name="CodeBlock"><text:tab/><text:span text:style-name="comment0_5f_cpp">// %s is the placeholder for a string in printf(); </text:span></text:p>
      <text:p text:style-name="CodeBlock"><text:tab/><text:span text:style-name="keyword2_5f_cpp">printf</text:span><text:span text:style-name="symbol0_5f_cpp">(</text:span><text:span text:style-name="string_5f_cpp">"String changed. Now it contains: %s</text:span><text:span text:style-name="escaped_5f_cpp">\n</text:span><text:span text:style-name="string_5f_cpp">"</text:span>,string<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CodeBlock"/>
      <text:p text:style-name="Standard">The reason for using <text:span text:style-name="Code">memset()</text:span> in this example needs a little more explanation. Strings, as previously mentioned, are <text:span text:style-name="Code">char</text:span> arrays that are expected to end in a 0 for almost all uses. When we called <text:span text:style-name="Code"><text:span text:style-name="T3">memset()</text:span></text:span>, we set the entire array to zero so that when the first 26 elements is set to capital letters of the alphabet, the 27<text:span text:style-name="T4">th</text:span> element is the terminating null character (0). <text:span text:style-name="Code">sprintf()</text:span> automatically places a null terminator at the end. Without this terminator, we end up printing some garbage characters after our string.</text:p>
      <text:p text:style-name="P1">Whew! That was a lot of stuff about arrays, pointers, and strings. Lets quickly recap:</text:p>
      <text:p text:style-name="Standard"/>
      <text:list xml:id="list1570803473" text:style-name="L1">
        <text:list-item>
          <text:p text:style-name="P10">Arrays are declared with a fixed size using square brackets</text:p>
        </text:list-item>
        <text:list-item>
          <text:p text:style-name="P10">Array elements start counting up from 0</text:p>
        </text:list-item>
        <text:list-item>
          <text:p text:style-name="P10">Accessing memory outside the bounds of an array's allocated memory block will cause a segmentation fault (crash).</text:p>
        </text:list-item>
        <text:list-item>
          <text:p text:style-name="P10">An array can be used like a pointer by using the name of the array without the brackets or an index.</text:p>
        </text:list-item>
      </text:list>
      <text:p text:style-name="Standard"/>
      <text:list xml:id="list480639008" text:continue-numbering="true" text:style-name="L1">
        <text:list-item>
          <text:p text:style-name="P10">Pointers are variables which hold memory addresses</text:p>
        </text:list-item>
        <text:list-item>
          <text:p text:style-name="P10">Pointers are declared with an asterisk in front: <text:span text:style-name="Code">int *myPointer</text:span></text:p>
        </text:list-item>
        <text:list-item>
          <text:p text:style-name="P10">Pointers should always be initialized either to <text:span text:style-name="Code">NULL</text:span> (zero) or a known-good address</text:p>
        </text:list-item>
        <text:list-item>
          <text:p text:style-name="P10">The address of a variable can be obtained with an ampersand: <text:span text:style-name="Code">&amp;myVariable</text:span></text:p>
        </text:list-item>
      </text:list>
      <text:p text:style-name="Standard"/>
      <text:list xml:id="list984178277" text:continue-numbering="true" text:style-name="L1">
        <text:list-item>
          <text:p text:style-name="P10">Character constants are enclosed in single quotes: 'a' or 'X'</text:p>
        </text:list-item>
        <text:list-item>
          <text:p text:style-name="P10">Char variables can be initialized with a character constant or a number from 0 to 255.</text:p>
        </text:list-item>
        <text:list-item>
          <text:p text:style-name="P10">There are special character constants that take more than one character to type, but are treated as one character, such as <text:span text:style-name="Code">\n</text:span>, which starts a new line.</text:p>
        </text:list-item>
        <text:list-item>
          <text:p text:style-name="P10">Strings are enclosed in double quotes: "This is a string"</text:p>
        </text:list-item>
        <text:list-item>
          <text:p text:style-name="P10">Strings are arrays of type <text:span text:style-name="Code">char</text:span> whose final character is a <text:span text:style-name="Code">NULL</text:span> (0) end-marker</text:p>
        </text:list-item>
      </text:list>
      <text:p text:style-name="Standard"/>
      <text:h text:style-name="Heading_20_2" text:outline-level="2">Project</text:h>
      <text:p text:style-name="Standard">One advantage programmers have over other trades is being able to make tools to help them in their work. Let's make a program which asks for a word from the user and it prints out the integer value of each character.</text:p>
      <text:p text:style-name="Standard"/>
      <text:p text:style-name="Standard">In order to get information from the user, we'll need to use two new functions: <text:span text:style-name="Code">gets()</text:span> and <text:span text:style-name="Code">strlen()</text:span>. Both take a <text:span text:style-name="Code">char</text:span> pointer as the only parameter. We'll use a <text:span text:style-name="Code">char</text:span> array for both – remember that arrays can be used like pointers if you leave out the brackets and index number. Here are what the declarations of these two functions look like and a description of each:</text:p>
      <text:p text:style-name="Standard"/>
      <text:p text:style-name="CodeBlock"><text:span text:style-name="keyword3_5f_cpp">char</text:span> <text:span text:style-name="symbol2_5f_cpp">*</text:span> <text:span text:style-name="keyword2_5f_cpp">gets</text:span><text:span text:style-name="symbol0_5f_cpp">(</text:span><text:span text:style-name="keyword3_5f_cpp">char</text:span> <text:span text:style-name="symbol2_5f_cpp">*</text:span>inString<text:span text:style-name="symbol0_5f_cpp">)</text:span><text:span text:style-name="symbol4_5f_cpp">;</text:span></text:p>
      <text:p text:style-name="Standard"/>
      <text:p text:style-name="P4"><text:span text:style-name="Code">gets()</text:span> gets a string from the user. The user may type as much as he wants and presses the Enter key when finished. The final <text:span text:style-name="Code">\n</text:span> character the user types is replaced with a 0 to mark the string's end. <text:span text:style-name="Code">inString</text:span> is a <text:span text:style-name="Code">char</text:span> array which is to hold the user input. When the user finishes typing, <text:span text:style-name="Code">gets()</text:span> copies the user input into <text:span text:style-name="Code">inString</text:span> and returns it also. This doesn't sound like it makes much sense, but don't worry about it.</text:p>
      <text:p text:style-name="CodeBlock"><text:span text:style-name="keyword3_5f_cpp">int</text:span><text:tab/><text:span text:style-name="keyword2_5f_cpp">strlen</text:span><text:span text:style-name="symbol0_5f_cpp">(</text:span><text:span text:style-name="keyword3_5f_cpp">char</text:span> <text:span text:style-name="symbol2_5f_cpp">*</text:span>inString<text:span text:style-name="symbol0_5f_cpp">)</text:span><text:span text:style-name="symbol4_5f_cpp">;</text:span></text:p>
      <text:p text:style-name="CodeBlock"/>
      <text:p text:style-name="P4"><text:span text:style-name="Code">strlen()</text:span> calculates the length of the <text:span text:style-name="Code">NULL</text:span>-terminated string given to it. A word of warning: passing a <text:span text:style-name="Code">NULL</text:span> string to it will cause your program to crash.</text:p>
      <text:p text:style-name="P1">Here are the basic steps for how we will write our program:</text:p>
      <text:p text:style-name="Standard"/>
      <text:list xml:id="list470341200" text:style-name="L2">
        <text:list-item>
          <text:p text:style-name="P11">Make a <text:span text:style-name="Code">char</text:span> array to hold the information from the user</text:p>
        </text:list-item>
        <text:list-item>
          <text:p text:style-name="P11">Call <text:span text:style-name="Code">gets()</text:span> to get the information from the user and store it into our array.</text:p>
        </text:list-item>
        <text:list-item>
          <text:p text:style-name="P11">Make an <text:span text:style-name="Code">int</text:span> variable and set it to the string's length</text:p>
        </text:list-item>
        <text:list-item>
          <text:p text:style-name="P11">Use a <text:span text:style-name="Code">for</text:span> loop to print each character in the string both as a character and its numerical value</text:p>
        </text:list-item>
      </text:list>
      <text:p text:style-name="Standard"/>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Type the text to convert and press Enter: "</text:span><text:span text:style-name="symbol0_5f_cpp">)</text:span><text:span text:style-name="symbol4_5f_cpp">;</text:span> </text:p>
      <text:p text:style-name="CodeBlock"><text:tab/><text:span text:style-name="keyword2_5f_cpp">gets</text:span><text:span text:style-name="symbol0_5f_cpp">(</text:span>inString<text:span text:style-name="symbol0_5f_cpp">)</text:span><text:span text:style-name="symbol4_5f_cpp">;</text:span></text:p>
      <text:p text:style-name="CodeBlock"><text:tab/></text:p>
      <text:p text:style-name="CodeBlock"><text:tab/><text:span text:style-name="comment0_5f_cpp">// Here's where you come in.</text:span></text:p>
      <text:p text:style-name="CodeBlock"><text:tab/><text:span text:style-name="comment0_5f_cpp">// Use the steps above to figure out what goes here.</text:span></text:p>
      <text:p text:style-name="CodeBlock"><text:span text:style-name="comment0_5f_cpp"><text:tab/>// Steps 1 and 2 have already been done for you.</text:span></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CodeBlock"/>
      <text:p text:style-name="P3"><text:span text:style-name="T1">Bonus:</text:span><text:tab/>Make your project print the character code as hexadecimal (base 16) numbers and/or octal (base 8) in addition to regular (base 10) numbers. See Lesson 3 for more information.</text:p>
      <text:p text:style-name="P3"/>
      <text:p text:style-name="P3"><text:span text:style-name="T1">Hints:</text:span><text:tab/>Closely look over <text:s/>the code examples in the earlier section on strings for hints on how to do step 4. Also, have a second look at the list of placeholders used in <text:span text:style-name="Code">printf()</text:span> from Lesson 3.</text:p>
      <text:p text:style-name="P3"/>
      <text:h text:style-name="Heading_20_3" text:outline-level="3">Going Further</text:h>
      <text:p text:style-name="P5"/>
      <text:p text:style-name="P5">Whenever the compiler builds this project, it complains that <text:span text:style-name="Code">gets()</text:span> is dangerous and shouldn't be used. Why do you think this might be?</text:p>
      <text:p text:style-name="P5"/>
      <text:p text:style-name="P5"/>
      <text:h text:style-name="Heading_20_2" text:outline-level="2">Bug Hunt</text:h>
      <text:h text:style-name="Heading_20_3" text:outline-level="3">Hunt #1</text:h>
      <text:h text:style-name="Heading_20_4" text:outline-level="4">Code</text:h>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number <text:span text:style-name="symbol1_5f_cpp">=</text:span> <text:span text:style-name="number_5f_cpp">0</text:span><text:span text:style-name="symbol4_5f_cpp">;</text:span></text:p>
      <text:p text:style-name="CodeBlock"><text:tab/> </text:p>
      <text:p text:style-name="CodeBlock"><text:soft-page-brea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0</text:span><text:span text:style-name="symbol4_5f_cpp">;</text:span> i<text:span text:style-name="symbol0_5f_cpp">)</text:span></text:p>
      <text:p text:style-name="CodeBlock"><text:tab/><text:span text:style-name="symbol0_5f_cpp">{</text:span> </text:p>
      <text:p text:style-name="CodeBlock"><text:tab/><text:tab/>number <text:span text:style-name="symbol2_5f_cpp">+</text:span><text:span text:style-name="symbol1_5f_cpp">=</text:span> i<text:span text:style-name="symbol4_5f_cpp">;</text:span> </text:p>
      <text:p text:style-name="CodeBlock"><text:tab/><text:tab/><text:span text:style-name="keyword2_5f_cpp">printf</text:span><text:span text:style-name="symbol0_5f_cpp">(</text:span><text:span text:style-name="string_5f_cpp">"At step %d, the number is now %d</text:span><text:span text:style-name="escaped_5f_cpp">\n</text:span><text:span text:style-name="string_5f_cpp">"</text:span>,i,number<text:span text:style-name="symbol0_5f_cpp">)</text:span><text:span text:style-name="symbol4_5f_cpp">;</text:span> </text:p>
      <text:p text:style-name="CodeBlock"><text:tab/><text:span text:style-name="symbol0_5f_cpp">}</text:span> </text:p>
      <text:p text:style-name="CodeBlock"><text:span text:style-name="symbol0_5f_cpp">}</text:span></text:p>
      <text:h text:style-name="Heading_20_4" text:outline-level="4">Errors</text:h>
      <text:p text:style-name="Standard">The code builds just fine, but it won't stop running printing stuff on the screen and the only way to stop it is either press Ctrl+C or close the Terminal window.</text:p>
      <text:h text:style-name="Heading_20_3" text:outline-level="3">Hunt #2</text:h>
      <text:h text:style-name="Heading_20_4" text:outline-level="4">Code</text:h>
      <text:p text:style-name="CodeBlock"><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keyword3_5f_cpp">int</text:span> a<text:span text:style-name="symbol4_5f_cpp">;</text:span></text:p>
      <text:p text:style-name="CodeBlock"><text:tab/><text:span text:style-name="keyword3_5f_cpp">int</text:span> b, c<text:span text:style-name="symbol4_5f_cpp">;</text:span></text:p>
      <text:p text:style-name="CodeBlock"><text:tab/></text:p>
      <text:p text:style-name="CodeBlock"><text:tab/>a <text:span text:style-name="symbol1_5f_cpp">=</text:span> <text:span text:style-name="number_5f_cpp">1</text:span><text:span text:style-name="symbol4_5f_cpp">;</text:span></text:p>
      <text:p text:style-name="CodeBlock"><text:tab/>b <text:span text:style-name="symbol1_5f_cpp">=</text:span> <text:span text:style-name="number_5f_cpp">2</text:span><text:span text:style-name="symbol4_5f_cpp">;</text:span></text:p>
      <text:p text:style-name="CodeBlock"><text:tab/>c <text:span text:style-name="symbol1_5f_cpp">=</text:span> <text:span text:style-name="number_5f_cpp">3</text:span><text:span text:style-name="symbol4_5f_cpp">;</text:span></text:p>
      <text:p text:style-name="CodeBlock"><text:tab/></text:p>
      <text:p text:style-name="CodeBlock"><text:tab/><text:span text:style-name="keyword2_5f_cpp">printf</text:span><text:span text:style-name="symbol0_5f_cpp">(</text:span><text:span text:style-name="string_5f_cpp">"a is %d, b is %d, and c is %d.</text:span><text:span text:style-name="escaped_5f_cpp">\n</text:span><text:span text:style-name="string_5f_cpp">"</text:span>,a,b<text:span text:style-name="symbol0_5f_cpp">)</text:span><text:span text:style-name="symbol4_5f_cpp">;</text:span></text:p>
      <text:p text:style-name="CodeBlock"><text:tab/></text:p>
      <text:p text:style-name="CodeBlock"><text:tab/><text:span text:style-name="keyword0_5f_cpp">return</text:span> a <text:span text:style-name="symbol2_5f_cpp">+</text:span> b <text:span text:style-name="symbol2_5f_cpp">+</text:span> c<text:span text:style-name="symbol4_5f_cpp">;</text:span><text:line-break/><text:span text:style-name="symbol0_5f_cpp">}</text:span></text:p>
      <text:h text:style-name="Heading_20_4" text:outline-level="4">Errors</text:h>
      <text:p text:style-name="CodeBlock">foo.cpp: In function ‘int main()’: </text:p>
      <text:p text:style-name="CodeBlock">foo.cpp:12: warning: too few arguments for format </text:p>
      <text:p text:style-name="CodeBlock"/>
      <text:p text:style-name="Standard"/>
      <text:h text:style-name="Heading_20_2" text:outline-level="2">Lesson 4 Bug Hunt Answers</text:h>
      <text:list xml:id="list83739553" text:style-name="L3">
        <text:list-item>
          <text:p text:style-name="P12">The <text:span text:style-name="Code">i++</text:span> in the for loop needs to be <text:span text:style-name="Code">i += 2</text:span></text:p>
        </text:list-item>
        <text:list-item>
          <text:p text:style-name="P12">The warnings come from using the <text:span text:style-name="Code">%d</text:span> – used for integers – for a <text:span text:style-name="Code">float</text:span> variable. Change the <text:span text:style-name="Code">%d</text:span> placeholders in the <text:span text:style-name="Code">printf</text:span> statements to <text:span text:style-name="Code">%f</text:span> and they'll go aw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symbol1_5f_cpp" style:display-name="symbol1_cpp" style:family="text">
      <style:text-properties fo:color="#000080" fo:font-style="normal" fo:font-weight="normal"/>
    </style:style>
    <style:style style:name="symbol4_5f_cpp" style:display-name="symbol4_cpp" style:family="text">
      <style:text-properties fo:color="#008080" fo:font-style="normal" fo:font-weight="normal"/>
    </style:style>
    <style:style style:name="symbol2_5f_cpp" style:display-name="symbol2_cpp" style:family="text">
      <style:text-properties fo:color="#000040" fo:font-style="normal" fo:font-weight="normal"/>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1_5f_cpp" style:display-name="keyword1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4-06T07:35:23</dc:date>
    <meta:editing-duration>PT14H25M59S</meta:editing-duration>
    <meta:editing-cycles>298</meta:editing-cycles>
    <meta:generator>OpenOffice.org/3.1$Linux OpenOffice.org_project/310m19$Build-9420</meta:generator>
    <meta:document-statistic meta:table-count="1" meta:image-count="1" meta:object-count="0" meta:page-count="8" meta:paragraph-count="222" meta:word-count="2304" meta:character-count="12804"/>
    <dc:creator>DarkWyrm </dc:creator>
    <meta:user-defined meta:name="Info 1"/>
    <meta:user-defined meta:name="Info 2"/>
    <meta:user-defined meta:name="Info 3"/>
    <meta:user-defined meta:name="Info 4"/>
  </office:meta>
</office:document-meta>
</file>